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90be" officeooo:paragraph-rsid="001290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222 3322 3331 3144</text:p>
      <text:p text:style-name="P1"></text:p>
      <text:p text:style-name="P1">3332 3222 3331 3444</text:p>
      <text:p text:style-name="P1"></text:p>
      <text:p text:style-name="P1">2325 2325 3315 4344</text:p>
      <text:p text:style-name="P1"></text:p>
      <text:p text:style-name="P1">3331 3434 3434 333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6T00:40:10.133462319</meta:creation-date>
    <dc:date>2015-04-06T15:37:18.296154241</dc:date>
    <meta:editing-duration>PT14H41M56S</meta:editing-duration>
    <meta:editing-cycles>1</meta:editing-cycles>
    <meta:document-statistic meta:table-count="0" meta:image-count="0" meta:object-count="0" meta:page-count="1" meta:paragraph-count="7" meta:word-count="16" meta:character-count="82" meta:non-whitespace-character-count="64"/>
    <meta:generator>LibreOffice/4.2.7.2$Linux_X86_64 LibreOffice_project/420m0$Build-2</meta:generator>
  </office:meta>
</office:document-meta>
</file>